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2" style:family="paragraph" style:parent-style-name="Standard" style:list-style-name="">
      <style:paragraph-properties fo:text-align="start" style:justify-single-word="false" style:text-autospace="none"/>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P4" style:family="paragraph" style:parent-style-name="Standard" style:list-style-name="">
      <style:paragraph-properties fo:text-align="start" style:justify-single-word="false"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5" style:family="paragraph" style:parent-style-name="Standard" style:list-style-name="">
      <style:paragraph-properties fo:text-align="start" style:justify-single-word="false" style:text-autospace="none"/>
    </style:style>
    <style:style style:name="P6" style:family="paragraph" style:parent-style-name="Standard" style:list-style-name="L2">
      <style:paragraph-properties fo:text-align="start" style:justify-single-word="false" style:text-autospace="none"/>
    </style:style>
    <style:style style:name="P7" style:family="paragraph" style:parent-style-name="Standard" style:list-style-name="L2">
      <style:paragraph-properties fo:text-align="start" style:justify-single-word="false" style:text-autospace="none"/>
      <style:text-properties fo:font-weight="bold" style:font-weight-asian="bold" style:font-weight-complex="bold"/>
    </style:style>
    <style:style style:name="P8" style:family="paragraph" style:parent-style-name="Standard" style:list-style-name="">
      <style:paragraph-properties fo:margin-top="0cm" fo:margin-bottom="0.635cm" fo:text-align="start" style:justify-single-word="false" style:text-autospace="none"/>
      <style:text-properties style:use-window-font-color="true" style:font-name="Times-Roman" fo:font-size="19pt" fo:font-weight="bold" style:font-name-asian="Times-Roman" style:font-size-asian="19pt" style:font-weight-asian="bold" style:font-name-complex="Times-Roman" style:font-size-complex="19pt" style:font-weight-complex="bold"/>
    </style:style>
    <style:style style:name="P9" style:family="paragraph" style:parent-style-name="Standard" style:list-style-name="">
      <style:paragraph-properties fo:margin-top="0cm" fo:margin-bottom="0.741cm" fo:text-align="start" style:justify-single-word="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10" style:family="paragraph" style:parent-style-name="Standard" style:list-style-name="L3">
      <style:paragraph-properties fo:margin-top="0cm" fo:margin-bottom="0.741cm" fo:text-align="start" style:justify-single-word="false" style:text-autospace="none"/>
    </style:style>
    <style:style style:name="P11" style:family="paragraph" style:parent-style-name="Standard">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P12" style:family="paragraph" style:parent-style-name="Standard" style:list-style-name="L1">
      <style:paragraph-properties fo:margin-left="1.27cm" fo:margin-right="0cm" fo:text-align="start" style:justify-single-word="false" fo:text-indent="-1.27cm" style:auto-text-indent="false" style:text-autospace="none">
        <style:tab-stops>
          <style:tab-stop style:position="-0.882cm"/>
          <style:tab-stop style:position="0cm"/>
        </style:tab-stops>
      </style:paragraph-properties>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1" style:family="text">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T2"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3"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4"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5" style:family="text">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T6" style:family="text">
      <style:text-properties style:use-window-font-color="true" style:font-name="Times-Roman" fo:font-size="16pt" fo:font-style="normal" style:font-name-asian="Times-Roman" style:font-size-asian="16pt" style:font-style-asian="normal" style:font-name-complex="Times-Roman" style:font-size-complex="16pt" style:font-style-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 Case 1 - Registration</text:p>
      <text:p text:style-name="P9">Brief Description</text:p>
      <text:p text:style-name="P2">This use case describes how a user registers with the Hotel Review system.</text:p>
      <text:p text:style-name="P2">Users (actors) must register with the system before they can enter a review. </text:p>
      <text:p text:style-name="P2"/>
      <text:p text:style-name="P1">Basic Flow</text:p>
      <text:p text:style-name="P1"/>
      <text:p text:style-name="P2">1. This use case starts when an actor wants to register with the system. The actor clicks on the “Register” button.</text:p>
      <text:p text:style-name="P2"/>
      <text:p text:style-name="P11">2. The system requests that the actor enter his/her email address and password.</text:p>
      <text:p text:style-name="P11">3. The actor enters his/her email address and password.</text:p>
      <text:list xml:id="list1902857482" text:style-name="L1">
        <text:list-item>
          <text:p text:style-name="P12">The system validates the entered email address (must be a valid email address) and password and logs the actor into the system.</text:p>
        </text:list-item>
      </text:list>
      <text:p text:style-name="P9">Alternative Flows</text:p>
      <text:list xml:id="list1035841437" text:style-name="L3">
        <text:list-item>
          <text:p text:style-name="P10"><text:span text:style-name="T1">Invalid email address / Password </text:span><text:span text:style-name="T2">If </text:span><text:span text:style-name="T3"><text:s/></text:span><text:span text:style-name="T4">the actor enters an invalid email address and/or password, the system displays an error message. The actor can choose to either return to the beginning of the </text:span><text:span text:style-name="T3">Basic Flow </text:span><text:span text:style-name="T4">or cancel the registration.</text:span></text:p>
        </text:list-item>
      </text:list>
      <text:p text:style-name="P5"><text:span text:style-name="T4"/></text:p>
      <text:list xml:id="list1793331104" text:style-name="L2">
        <text:list-item>
          <text:p text:style-name="P7"><text:span text:style-name="T6">Email address already in use:</text:span></text:p>
          <text:p text:style-name="P6"><text:span text:style-name="T4">If the actor enters an email address that is already registered to the system an error message is displayed. The actor can choose to either return to the beginning of the Basic Flow or cancel the registration process.</text:span></text:p>
        </text:list-item>
        <text:list-item>
          <text:p text:style-name="P6"><text:span text:style-name="T5">Actor try s to submit review without being logged into system:</text:span><text:span text:style-name="T4"> </text:span></text:p>
          <text:p text:style-name="P6"><text:span text:style-name="T4">If an actor try s to submit a review without being logged into the system they are redirected to either login in or register. The actor can then choose to continue or cancel the review submission. </text:span></text:p>
        </text:list-item>
      </text:list>
      <text:p text:style-name="P5"><text:span text:style-name="T5">Pre-Conditions</text:span></text:p>
      <text:p text:style-name="P4">None</text:p>
      <text:p text:style-name="P3">Post-Conditions</text:p>
      <text:p text:style-name="P5"><text:span text:style-name="T4">If the use case was successful, the actor is now registered with the system and can continue and submit a revi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y Maycock</meta:initial-creator>
    <meta:creation-date>2012-07-11T23:59:15</meta:creation-date>
    <meta:document-statistic meta:table-count="0" meta:image-count="0" meta:object-count="0" meta:page-count="1" meta:paragraph-count="19" meta:word-count="260" meta:character-count="1490"/>
    <dc:date>2012-07-12T00:09:56</dc:date>
    <dc:creator>Emily Maycock</dc:creator>
    <meta:editing-duration>PT10M41S</meta:editing-duration>
    <meta:editing-cycles>1</meta:editing-cycles>
    <meta:generator>OpenOffice.org/3.3$Unix OpenOffice.org_project/330m20$Build-9567</meta:generator>
  </office:meta>
</office:document-meta>
</file>